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SUM([.A2:.A6])" office:value-type="float" office:value="15" calcext:value-type="float">
            <text:p>15</text:p>
          </table:table-cell>
        </table:table-row>
      </table:table>
      <table:table table:name="1桁" table:style-name="ta2">
        <table:scenario table:border-color="#ffd8ce" table:copy-back="false" table:copy-styles="false" table:protected="true" table:is-active="true" table:scenario-ranges="1桁.A2:1桁.A6" table:comment="作成者  , 日付 2020/10/13, 15:20:04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桁" table:style-name="ta2">
        <table:scenario table:border-color="#f6f9d4" table:copy-back="false" table:copy-styles="false" table:protected="true" table:is-active="false" table:scenario-ranges="2桁.A2:2桁.A6" table:comment="作成者  , 日付 2020/10/13, 15:21:38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桁" table:style-name="ta2">
        <table:scenario table:border-color="#dee6ef" table:copy-back="false" table:copy-styles="false" table:protected="true" table:is-active="false" table:scenario-ranges="3桁.A2:3桁.A6" table:comment="作成者  , 日付 2020/10/13, 15:31:06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5:19:05.437167707</meta:creation-date>
    <dc:date>2020-10-13T15:53:47.338851881</dc:date>
    <meta:editing-duration>PT14M13S</meta:editing-duration>
    <meta:editing-cycles>2</meta:editing-cycles>
    <meta:generator>LibreOffice/6.1.5.2$Linux_ARM_EABI LibreOffice_project/10$Build-2</meta:generator>
    <meta:document-statistic meta:table-count="4" meta:cell-count="21" meta:object-count="0"/>
  </office:meta>
</office:document-meta>
</file>